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asian="Times New Roman"/>
    </style:style>
    <style:style style:name="P2" style:parent-style-name="Normal" style:family="paragraph">
      <style:paragraph-properties fo:margin-top="0.0694in" fo:margin-bottom="0.0694in"/>
    </style:style>
    <style:style style:name="T3" style:parent-style-name="DefaultParagraphFont" style:family="text">
      <style:text-properties style:font-name-asian="Times New Roman"/>
    </style:style>
    <style:style style:name="T4" style:parent-style-name="DefaultParagraphFont" style:family="text">
      <style:text-properties style:font-name-asian="Times New Roman"/>
    </style:style>
    <style:style style:name="P5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6" style:parent-style-name="Normal" style:family="paragraph">
      <style:paragraph-properties fo:margin-top="0.0694in" fo:margin-bottom="0.0694in"/>
      <style:text-properties style:font-name-asian="Times New Roman"/>
    </style:style>
    <style:style style:name="P7" style:parent-style-name="Normal" style:family="paragraph">
      <style:paragraph-properties fo:margin-top="0.0694in" fo:margin-bottom="0.0694in"/>
      <style:text-properties style:font-name-asian="Times New Roman"/>
    </style:style>
    <style:style style:name="P8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9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" style:parent-style-name="Normal" style:family="paragraph">
      <style:paragraph-properties fo:margin-left="0.5in">
        <style:tab-stops/>
      </style:paragraph-properties>
      <style:text-properties style:font-name-asian="Times New Roman"/>
    </style:style>
    <style:style style:name="P11" style:parent-style-name="Normal" style:family="paragraph">
      <style:paragraph-properties fo:margin-top="0.0694in" fo:margin-bottom="0.0694in"/>
      <style:text-properties style:font-name-asian="Times New Roman"/>
    </style:style>
    <style:style style:name="P12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3" style:parent-style-name="Normal" style:family="paragraph">
      <style:paragraph-properties fo:margin-top="0.0694in" fo:margin-bottom="0.0694in"/>
      <style:text-properties style:font-name-asian="Times New Roman"/>
    </style:style>
    <style:style style:name="P14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5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6" style:parent-style-name="Normal" style:family="paragraph">
      <style:paragraph-properties fo:margin-top="0.0694in" fo:margin-bottom="0.0694in"/>
      <style:text-properties style:font-name-asian="Times New Roman"/>
    </style:style>
    <style:style style:name="P17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8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9" style:parent-style-name="Normal" style:family="paragraph">
      <style:paragraph-properties fo:margin-top="0.0694in" fo:margin-bottom="0.0694in"/>
      <style:text-properties style:font-name-asian="Times New Roman"/>
    </style:style>
    <style:style style:name="P20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1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2" style:parent-style-name="Normal" style:family="paragraph">
      <style:paragraph-properties fo:margin-top="0.0694in" fo:margin-bottom="0.0694in"/>
    </style:style>
    <style:style style:name="T23" style:parent-style-name="DefaultParagraphFont" style:family="text">
      <style:text-properties style:font-name-asian="Times New Roman"/>
    </style:style>
    <style:style style:name="T24" style:parent-style-name="Hyperlink" style:family="text">
      <style:text-properties style:font-name-asian="Times New Roman"/>
    </style:style>
    <style:style style:name="T25" style:parent-style-name="DefaultParagraphFont" style:family="text">
      <style:text-properties style:font-name-asian="Times New Roman"/>
    </style:style>
    <style:style style:name="T26" style:parent-style-name="DefaultParagraphFont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 fo:font-weight="bold" style:font-weight-asian="bold" style:font-weight-complex="bold"/>
    </style:style>
    <style:style style:name="T28" style:parent-style-name="DefaultParagraphFont" style:family="text">
      <style:text-properties style:font-name-asian="Times New Roman"/>
    </style:style>
    <style:style style:name="P29" style:parent-style-name="Heading1" style:family="paragraph">
      <style:text-properties style:font-name-asian="Times New Roman"/>
    </style:style>
    <style:style style:name="P30" style:parent-style-name="Heading1" style:family="paragraph">
      <style:text-properties style:font-name-asian="Times New Roman"/>
    </style:style>
    <style:style style:name="T31" style:parent-style-name="DefaultParagraphFont" style:family="text">
      <style:text-properties style:font-name-asian="Times New Roman"/>
    </style:style>
    <style:style style:name="T32" style:parent-style-name="DefaultParagraphFont" style:family="text">
      <style:text-properties style:font-name-asian="Times New Roman" fo:font-weight="bold" style:font-weight-asian="bold" style:font-weight-complex="bold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 fo:font-weight="bold" style:font-weight-asian="bold" style:font-weight-complex="bold"/>
    </style:style>
    <style:style style:name="T35" style:parent-style-name="DefaultParagraphFont" style:family="text">
      <style:text-properties style:font-name-asian="Times New Roman"/>
    </style:style>
    <style:style style:name="T36" style:parent-style-name="DefaultParagraphFont" style:family="text">
      <style:text-properties style:font-name-asian="Times New Roman" fo:font-weight="bold" style:font-weight-asian="bold" style:font-weight-complex="bold"/>
    </style:style>
    <style:style style:name="T37" style:parent-style-name="DefaultParagraphFont" style:family="text">
      <style:text-properties style:font-name-asian="Times New Roman"/>
    </style:style>
  </office:automatic-styles>
  <office:body>
    <office:text text:use-soft-page-breaks="true">
      <text:h text:style-name="P1" text:outline-level="1">Setting up Qiskit<text:s/>(for ICTP ubuntu)</text:h>
      <text:p text:style-name="NormalWeb">Open a Terminal window so that you can copy and paste the commands listed below. You can mark whole lines by triple-clicking on them. To copy, use Ctrl+C, to paste<text:s/>into the Terminal window, use Ctrl+Shift+V.</text:p>
      <text:list text:style-name="LFO1" text:continue-numbering="true">
        <text:list-item>
          <text:p text:style-name="P2"><text:span text:style-name="T3">Activate our Anaconda 3 installation by placing an empty file named<text:s/></text:span><text:span text:style-name="HTMLCode">.use_ictp_anaconda3</text:span><text:span text:style-name="T4"><text:s/>in your home directory:</text:span></text:p>
        </text:list-item>
      </text:list>
      <text:p text:style-name="P5">touch .use_ictp_anaconda3</text:p>
      <text:list text:style-name="LFO1" text:continue-numbering="true">
        <text:list-item>
          <text:p text:style-name="P6">Log out and log in again so that the change takes effect.<text:s/></text:p>
        </text:list-item>
        <text:list-item>
          <text:p text:style-name="P7">Create an Anaconda directory on the local hard disk in order to reduce the work load on the file servers:</text:p>
        </text:list-item>
      </text:list>
      <text:p text:style-name="P8">mkdir /scratch/$USER/.anaconda3</text:p>
      <text:p text:style-name="P9">ln -s /scratch/$USER/.anaconda3 $HOME</text:p>
      <text:p text:style-name="P10">Note that by doing this you will always have to return to the same desktop computer, so remember its name/position.<text:s/></text:p>
      <text:list text:style-name="LFO1" text:continue-numbering="true">
        <text:list-item>
          <text:p text:style-name="P11">Prepare your Linux shell for use with Anaconda:</text:p>
        </text:list-item>
      </text:list>
      <text:p text:style-name="P12">conda init bash</text:p>
      <text:list text:style-name="LFO1" text:continue-numbering="true">
        <text:list-item>
          <text:p text:style-name="P13">Create a conda environment and activate it:</text:p>
        </text:list-item>
      </text:list>
      <text:p text:style-name="P14">conda create -n qiskit-env python=3</text:p>
      <text:p text:style-name="P15">conda activate qiskit-env</text:p>
      <text:list text:style-name="LFO1" text:continue-numbering="true">
        <text:list-item>
          <text:p text:style-name="P16">Install the Qiskit library:</text:p>
        </text:list-item>
      </text:list>
      <text:p text:style-name="P17">pip install qiskit</text:p>
      <text:p text:style-name="P18">pip install qiskit-terra[visualization]</text:p>
      <text:list text:style-name="LFO1" text:continue-numbering="true">
        <text:list-item>
          <text:p text:style-name="P19">For Jupyter, we have to create a corresponding environment:</text:p>
        </text:list-item>
      </text:list>
      <text:p text:style-name="P20">pip install ipykernel</text:p>
      <text:p text:style-name="P21">python -m ipykernel install --user --name=qiskit-env</text:p>
      <text:list text:style-name="LFO1" text:continue-numbering="true">
        <text:list-item>
          <text:p text:style-name="P22"><text:span text:style-name="T23">Download the notebook we are going to use:<text:s/></text:span><text:a xlink:href="https://users.ictp.it/~johannes/qiskit/teleportation_superdensecoding_solutions_mys.ipynb" office:target-frame-name="_top" xlink:show="replace"><text:span text:style-name="T24">teleportation_superdensecoding_solutions_mys.ipynb</text:span></text:a><text:span text:style-name="T25"><text:line-break/></text:span><text:span text:style-name="T26">Choose the<text:s/></text:span><text:span text:style-name="T27">Save</text:span><text:span text:style-name="T28"><text:s/>option, don't open the file using an application (e.g. RStudio).<text:s/></text:span></text:p>
        </text:list-item>
      </text:list>
      <text:h text:style-name="P29" text:outline-level="1"/>
      <text:h text:style-name="P30" text:outline-level="1">Running Qiskit</text:h>
      <text:p text:style-name="NormalWeb">Once this is done, you can start up a Jupyter notebook using the command</text:p>
      <text:p text:style-name="HTMLPreformatted">jupyter-notebook</text:p>
      <text:p text:style-name="Normal"><text:span text:style-name="T31">Navigate to your download folder, and click on the downloaded file. Before running it, go to the<text:s/></text:span><text:span text:style-name="T32">Kernel</text:span><text:span text:style-name="T33"><text:s/>menu and<text:s/></text:span><text:span text:style-name="T34">Change Kernel</text:span><text:span text:style-name="T35"><text:s/>to<text:s/></text:span><text:span text:style-name="T36">qiskit-env</text:span><text:span text:style-name="T37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style:font-name-asian="DengXian" fo:font-size="12pt" style:font-size-asian="12pt" style:font-size-complex="12pt"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HTMLCode" style:display-name="HTML Code" style:family="text" style:parent-style-name="DefaultParagraphFont">
      <style:text-properties style:font-name="Courier New" style:font-name-asian="DengXi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asian="DengXia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etting up and Running Qiskit</dc:title>
    <dc:description/>
    <dc:subject/>
    <meta:initial-creator>Misha Shalaginov</meta:initial-creator>
    <dc:creator>Misha Shalaginov</dc:creator>
    <meta:creation-date>2020-02-11T19:49:00Z</meta:creation-date>
    <dc:date>2020-02-12T18:27:00Z</dc:date>
    <meta:template xlink:href="Normal.dotm" xlink:type="simple"/>
    <meta:editing-cycles>5</meta:editing-cycles>
    <meta:editing-duration>PT14520S</meta:editing-duration>
    <meta:document-statistic meta:page-count="1" meta:paragraph-count="3" meta:word-count="247" meta:character-count="1654" meta:row-count="11" meta:non-whitespace-character-count="1410"/>
  </office:meta>
</office:document-meta>
</file>